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3pt" fo:font-weight="normal" style:font-size-asian="11.3500003814697pt" style:font-weight-asian="normal" style:font-size-complex="13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3pt" fo:font-weight="bold" style:font-size-asian="11.3500003814697pt" style:font-weight-asian="bold" style:font-size-complex="13pt" style:font-weight-complex="bold"/>
    </style:style>
    <style:style style:name="P5" style:family="paragraph" style:parent-style-name="Standard">
      <style:text-properties fo:font-size="13pt" fo:font-weight="normal" style:font-size-asian="11.3500003814697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uckHub Registry</text:p>
      <text:p text:style-name="P1"/>
      <text:p text:style-name="P3">Mission Statement</text:p>
      <text:p text:style-name="P3"/>
      <text:p text:style-name="P2">The TruckHub registry is a global collection of publicly available TruckHubs. </text:p>
      <text:p text:style-name="P2">External providers (e.g. PRIDE/PX) register their TruckHubs so they are globally advertised.</text:p>
      <text:p text:style-name="P2">Users explore available data sources and find those relevant for their research.</text:p>
      <text:p text:style-name="P2"/>
      <text:p text:style-name="P4">TrackHub JSON schema</text:p>
      <text:p text:style-name="P4"/>
      <text:p text:style-name="P4">draft v01</text:p>
      <text:p text:style-name="P2">Represents the properties of a UCSC TrackHub. This is an attempt to model in JSON the display and configuration properties of the UCSC trackhub specification. Hierarchical (i.e. super, composite, aggregate) tracks are included. Subgroups but not views are modelled in composite tracks.</text:p>
      <text:p text:style-name="P2"/>
      <text:p text:style-name="P4">draft v02</text:p>
      <text:p text:style-name="P2">Attempt to separate the data/metadata definition from the presentation layer. This has been expressed as a desirable goal by David Bujold and his team of the IHEC (International Human Epigenomics Consorti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meta:initial-creator>
    <meta:creation-date>2014-08-12T10:05:54</meta:creation-date>
    <dc:date>2014-09-05T11:35:27</dc:date>
    <dc:creator>Alessandro </dc:creator>
    <meta:editing-duration>PT18S</meta:editing-duration>
    <meta:editing-cycles>3</meta:editing-cycles>
    <meta:generator>LibreOffice/3.5$Linux_X86_64 LibreOffice_project/350m1$Build-2</meta:generator>
    <meta:document-statistic meta:table-count="0" meta:image-count="0" meta:object-count="0" meta:page-count="1" meta:paragraph-count="10" meta:word-count="120" meta:character-count="818" meta:non-whitespace-character-count="707"/>
  </office:meta>
</office:document-meta>
</file>